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9.991cm"/>
    </style:style>
    <style:style style:name="co1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5.244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2.11cm"/>
    </style:style>
    <style:style style:name="co7" style:family="table-column">
      <style:table-column-properties fo:break-before="auto" style:column-width="3.18cm"/>
    </style:style>
    <style:style style:name="co8" style:family="table-column">
      <style:table-column-properties fo:break-before="auto" style:column-width="5.487cm"/>
    </style:style>
    <style:style style:name="co9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5.064cm"/>
    </style:style>
    <style:style style:name="co12" style:family="table-column">
      <style:table-column-properties fo:break-before="auto" style:column-width="3.856cm"/>
    </style:style>
    <style:style style:name="ro1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138cm" fo:break-before="auto" style:use-optimal-row-height="fals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1cm" fo:break-before="auto" style:use-optimal-row-height="true"/>
    </style:style>
    <style:style style:name="ta3" style:family="table" style:master-page-name="PageStyle_5f_Workings">
      <style:table-properties table:display="true" style:writing-mode="lr-tb"/>
    </style:style>
    <style:style style:name="ta2" style:family="table" style:master-page-name="PageStyle_5f_Budget_20_Sheet">
      <style:table-properties table:display="true" style:writing-mode="lr-tb"/>
    </style:style>
    <style:style style:name="ta4" style:family="table" style:master-page-name="PageStyle_5f_Data_20_Dump">
      <style:table-properties table:display="true" style:writing-mode="lr-tb"/>
    </style: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fo:background-color="#bdd7ee" style:cell-protect="none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 style:data-style-name="N108">
      <style:table-cell-properties fo:border-bottom="0.035cm solid #000000" fo:background-color="#bdd7e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Excel_20_Built-in_20_Normal" style:data-style-name="N110">
      <style:table-cell-properties fo:border-bottom="0.035cm solid #000000" fo:background-color="#bdd7e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Excel_20_Built-in_20_Normal" style:data-style-name="N110">
      <style:table-cell-properties fo:border-bottom="0.088cm solid #000000" fo:background-color="#66ff66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Excel_20_Built-in_20_Normal" style:data-style-name="N8036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Normal" style:data-style-name="N8036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7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language="en" fo:country="GB" fo:font-weight="bold" style:text-underline-mode="continuous" style:text-overline-mode="continuous" style:text-line-through-mode="continuous" style:language-asian="zh" style:country-asian="CN" style:font-weight-asian="bold" style:language-complex="hi" style:country-complex="IN" style:font-weight-complex="bold" style:text-emphasize="none" style:font-relief="none" style:text-overline-style="none" style:text-overline-color="font-color"/>
    </style:style>
    <style:style style:name="ce24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25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26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7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33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 style:data-style-name="N8036"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Excel_20_Built-in_20_Normal" style:data-style-name="N8036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>
      <style:text-properties fo:color="#c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Normal">
      <style:text-properties fo:language="en" fo:country="GB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0" style:family="table-cell" style:parent-style-name="Excel_20_Built-in_20_Normal" style:data-style-name="N8036"/>
    <style:style style:name="ce41" style:family="table-cell" style:parent-style-name="Excel_20_Built-in_20_Normal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4" style:family="table-cell" style:parent-style-name="Excel_20_Built-in_20_Normal" style:data-style-name="N8036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dget Sheet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1" table:number-columns-repeated="1015" table:default-cell-style-name="Excel_20_Built-in_20_Normal"/>
        <table:table-column table:style-name="co1" table:default-cell-style-name="Default"/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>
            <text:p>Home Name</text:p>
          </table:table-cell>
          <table:table-cell table:style-name="ce11" office:value-type="string">
            <text:p>Waterfield house</text:p>
          </table:table-cell>
          <table:table-cell table:style-name="ce19" office:value-type="string" table:number-columns-spanned="2" table:number-rows-spanned="4">
            <text:p>Monthly Food Cost Sheet MAY</text:p>
          </table:table-cell>
          <table:covered-table-cell table:style-name="ce29"/>
          <table:table-cell table:number-columns-repeated="1019"/>
        </table:table-row>
        <table:table-row table:style-name="ro3">
          <table:table-cell/>
          <table:table-cell table:style-name="ce3" office:value-type="string">
            <text:p>Monthly Budget</text:p>
          </table:table-cell>
          <table:table-cell table:style-name="ce12" office:value-type="float" office:value="8100">
            <text:p>8,100 </text:p>
          </table:table-cell>
          <table:covered-table-cell table:style-name="ce20"/>
          <table:covered-table-cell table:style-name="ce30"/>
          <table:table-cell table:number-columns-repeated="1019"/>
        </table:table-row>
        <table:table-row table:style-name="ro3">
          <table:table-cell/>
          <table:table-cell table:style-name="ce4" office:value-type="string">
            <text:p>Total Spend</text:p>
          </table:table-cell>
          <table:table-cell table:style-name="ce13" table:formula="of:=SUM([.E9:.E300])" office:value-type="float" office:value="7404.46">
            <text:p>7,404.46 </text:p>
          </table:table-cell>
          <table:covered-table-cell table:style-name="ce20"/>
          <table:covered-table-cell table:style-name="ce30"/>
          <table:table-cell table:number-columns-repeated="1019"/>
        </table:table-row>
        <table:table-row table:style-name="ro3">
          <table:table-cell/>
          <table:table-cell table:style-name="ce5" office:value-type="string">
            <text:p>Remaining Monthly Budget</text:p>
          </table:table-cell>
          <table:table-cell table:style-name="ce14" table:formula="of:=[.C3]-[.C4]" office:value-type="float" office:value="695.540000000001">
            <text:p>695.54 </text:p>
          </table:table-cell>
          <table:covered-table-cell table:style-name="ce21"/>
          <table:covered-table-cell table:style-name="ce31"/>
          <table:table-cell table:number-columns-repeated="1019"/>
        </table:table-row>
        <table:table-row table:style-name="ro4" table:visibility="collapse">
          <table:table-cell/>
          <table:table-cell table:style-name="ce6"/>
          <table:table-cell table:style-name="ce15"/>
          <table:table-cell table:style-name="ce22" table:number-columns-repeated="2"/>
          <table:table-cell table:number-columns-repeated="1019"/>
        </table:table-row>
        <table:table-row table:style-name="ro5">
          <table:table-cell/>
          <table:table-cell table:style-name="ce7" office:value-type="string" table:number-columns-spanned="4" table:number-rows-spanned="1">
            <text:p>Orders</text:p>
          </table:table-cell>
          <table:covered-table-cell table:number-columns-repeated="3" table:style-name="ce7"/>
          <table:table-cell table:number-columns-repeated="1019"/>
        </table:table-row>
        <table:table-row table:style-name="ro7">
          <table:table-cell/>
          <table:table-cell table:style-name="ce8" office:value-type="string">
            <text:p>Supplier</text:p>
          </table:table-cell>
          <table:table-cell table:style-name="ce8" office:value-type="string">
            <text:p>Scheduled Delivery Date</text:p>
          </table:table-cell>
          <table:table-cell table:style-name="ce8" office:value-type="string">
            <text:p>Order Reference Number</text:p>
          </table:table-cell>
          <table:table-cell table:style-name="ce8" office:value-type="string">
            <text:p>Order Amount (inc VAT)</text:p>
          </table:table-cell>
          <table:table-cell table:style-name="ce35"/>
          <table:table-cell table:number-columns-repeated="1018"/>
        </table:table-row>
        <table:table-row table:style-name="ro1">
          <table:table-cell/>
          <table:table-cell table:style-name="ce9" office:value-type="string">
            <text:p>Brakes</text:p>
          </table:table-cell>
          <table:table-cell table:style-name="ce16" office:value-type="date" office:date-value="2023-05-02">
            <text:p>02/05/2023</text:p>
          </table:table-cell>
          <table:table-cell table:style-name="ce23" office:value-type="string">
            <text:p>EC12513243 </text:p>
          </table:table-cell>
          <table:table-cell table:style-name="ce32" office:value-type="float" office:value="1396.15">
            <text:p>1,396.15 </text:p>
          </table:table-cell>
          <table:table-cell table:style-name="ce36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>
            <text:p>Brakes</text:p>
          </table:table-cell>
          <table:table-cell table:style-name="ce16" office:value-type="date" office:date-value="2023-05-05">
            <text:p>05/05/2023</text:p>
          </table:table-cell>
          <table:table-cell table:style-name="ce23" office:value-type="string">
            <text:p>EC12577518</text:p>
          </table:table-cell>
          <table:table-cell table:style-name="ce32" office:value-type="float" office:value="349.1">
            <text:p>349.10 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>
            <text:p>Brakes</text:p>
          </table:table-cell>
          <table:table-cell table:style-name="ce16" office:value-type="date" office:date-value="2023-05-09">
            <text:p>09/05/2023</text:p>
          </table:table-cell>
          <table:table-cell table:style-name="ce23" office:value-type="string">
            <text:p>EC12593009</text:p>
          </table:table-cell>
          <table:table-cell table:style-name="ce32" office:value-type="float" office:value="799.21">
            <text:p>799.21 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>
            <text:p>Brakes</text:p>
          </table:table-cell>
          <table:table-cell table:style-name="ce16" office:value-type="date" office:date-value="2023-05-12">
            <text:p>12/05/2023</text:p>
          </table:table-cell>
          <table:table-cell table:style-name="ce23" office:value-type="string">
            <text:p><text:s/></text:p>
          </table:table-cell>
          <table:table-cell table:style-name="ce32" office:value-type="float" office:value="250">
            <text:p>250.00 </text:p>
          </table:table-cell>
          <table:table-cell/>
          <table:table-cell table:style-name="ce38" office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>
            <text:p>Brakes</text:p>
          </table:table-cell>
          <table:table-cell table:style-name="ce16" office:value-type="date" office:date-value="2023-05-16">
            <text:p>16/05/2023</text:p>
          </table:table-cell>
          <table:table-cell table:style-name="ce23" office:value-type="string">
            <text:p><text:s/></text:p>
          </table:table-cell>
          <table:table-cell table:style-name="ce32" office:value-type="float" office:value="1370">
            <text:p>1,370.00 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>
            <text:p>Brakes</text:p>
          </table:table-cell>
          <table:table-cell table:style-name="ce16" office:value-type="date" office:date-value="2023-05-19">
            <text:p>19/05/2023</text:p>
          </table:table-cell>
          <table:table-cell table:style-name="ce24" office:value-type="string">
            <text:p><text:s/></text:p>
          </table:table-cell>
          <table:table-cell table:style-name="ce32" office:value-type="float" office:value="250">
            <text:p>250.00 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>
            <text:p>Brakes</text:p>
          </table:table-cell>
          <table:table-cell table:style-name="ce16" office:value-type="date" office:date-value="2023-05-23">
            <text:p>23/05/2023</text:p>
          </table:table-cell>
          <table:table-cell table:style-name="ce23" office:value-type="string">
            <text:p><text:s/></text:p>
          </table:table-cell>
          <table:table-cell table:style-name="ce32" office:value-type="float" office:value="1370">
            <text:p>1,370.00 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>
            <text:p>Brakes</text:p>
          </table:table-cell>
          <table:table-cell table:style-name="ce16" office:value-type="date" office:date-value="2023-05-26">
            <text:p>26/05/2023</text:p>
          </table:table-cell>
          <table:table-cell table:style-name="ce23" office:value-type="string">
            <text:p><text:s/></text:p>
          </table:table-cell>
          <table:table-cell table:style-name="ce32" office:value-type="float" office:value="250">
            <text:p>250.00 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>
            <text:p>Brakes</text:p>
          </table:table-cell>
          <table:table-cell table:style-name="ce16" office:value-type="date" office:date-value="2023-05-30">
            <text:p>30/05/2023</text:p>
          </table:table-cell>
          <table:table-cell table:style-name="ce23" office:value-type="string">
            <text:p><text:s/></text:p>
          </table:table-cell>
          <table:table-cell table:style-name="ce32" office:value-type="float" office:value="1370">
            <text:p>1,370.00 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>
            <text:p><text:s/></text:p>
          </table:table-cell>
          <table:table-cell table:style-name="ce17"/>
          <table:table-cell table:style-name="ce25"/>
          <table:table-cell table:style-name="ce33" office:value-type="string">
            <text:p><text:s/>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 table:style-name="ce17"/>
          <table:table-cell table:style-name="ce26"/>
          <table:table-cell table:style-name="ce33"/>
          <table:table-cell table:number-columns-repeated="1019"/>
        </table:table-row>
        <table:table-row table:style-name="ro1">
          <table:table-cell/>
          <table:table-cell table:style-name="ce9"/>
          <table:table-cell table:style-name="ce17"/>
          <table:table-cell table:style-name="ce26"/>
          <table:table-cell table:style-name="ce33"/>
          <table:table-cell table:number-columns-repeated="1019"/>
        </table:table-row>
        <table:table-row table:style-name="ro1">
          <table:table-cell/>
          <table:table-cell table:style-name="ce9"/>
          <table:table-cell table:style-name="ce17"/>
          <table:table-cell table:style-name="ce26"/>
          <table:table-cell table:style-name="ce33" office:value-type="string">
            <text:p><text:s/>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 table:style-name="ce17"/>
          <table:table-cell table:style-name="ce26"/>
          <table:table-cell table:style-name="ce33"/>
          <table:table-cell table:number-columns-repeated="1019"/>
        </table:table-row>
        <table:table-row table:style-name="ro1">
          <table:table-cell/>
          <table:table-cell table:style-name="ce9"/>
          <table:table-cell table:style-name="ce17"/>
          <table:table-cell table:style-name="ce26"/>
          <table:table-cell table:style-name="ce33"/>
          <table:table-cell table:number-columns-repeated="2"/>
          <table:table-cell table:style-name="ce40"/>
          <table:table-cell table:number-columns-repeated="1016"/>
        </table:table-row>
        <table:table-row table:style-name="ro1">
          <table:table-cell/>
          <table:table-cell table:style-name="ce10"/>
          <table:table-cell table:style-name="ce18"/>
          <table:table-cell table:style-name="ce27"/>
          <table:table-cell table:style-name="ce34"/>
          <table:table-cell table:style-name="ce37" table:number-columns-repeated="5"/>
          <table:table-cell table:number-columns-repeated="1014"/>
        </table:table-row>
        <table:table-row table:style-name="ro1" table:number-rows-repeated="31">
          <table:table-cell table:number-columns-repeated="3"/>
          <table:table-cell table:style-name="ce28"/>
          <table:table-cell table:number-columns-repeated="1020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Data Dump" table:style-name="ta4" table:print="false">
        <table:table-column table:style-name="co7" table:default-cell-style-name="ce43"/>
        <table:table-column table:style-name="co8" table:number-columns-repeated="2" table:default-cell-style-name="ce43"/>
        <table:table-column table:style-name="co9" table:default-cell-style-name="ce43"/>
        <table:table-column table:style-name="co11" table:default-cell-style-name="ce43"/>
        <table:table-column table:style-name="co12" table:default-cell-style-name="ce43"/>
        <table:table-column table:style-name="co1" table:number-columns-repeated="1018" table:default-cell-style-name="Excel_20_Built-in_20_Normal"/>
        <table:table-row table:style-name="ro6">
          <table:table-cell table:style-name="ce41" office:value-type="string">
            <text:p>Home Name</text:p>
          </table:table-cell>
          <table:table-cell table:style-name="ce41" office:value-type="string">
            <text:p>Name of supplier</text:p>
          </table:table-cell>
          <table:table-cell table:style-name="ce41" office:value-type="string">
            <text:p>Order Date</text:p>
          </table:table-cell>
          <table:table-cell table:style-name="ce41" office:value-type="string">
            <text:p>Order Number</text:p>
          </table:table-cell>
          <table:table-cell table:style-name="ce41" office:value-type="string">
            <text:p>total cost of order (inc VAT)</text:p>
          </table:table-cell>
          <table:table-cell table:style-name="ce41" office:value-type="string">
            <text:p>Total Weekly Budget</text:p>
          </table:table-cell>
          <table:table-cell table:number-columns-repeated="1018"/>
        </table:table-row>
        <table:table-row table:style-name="ro1">
          <table:table-cell table:style-name="ce42" table:formula="of:=[$'Budget Sheet'.$C$2]" office:value-type="string" office:string-value="Waterfield house">
            <text:p>Waterfield house</text:p>
          </table:table-cell>
          <table:table-cell table:style-name="ce42" table:formula="of:=[$'Budget Sheet'.B9]" office:value-type="string" office:string-value="Brakes">
            <text:p>Brakes</text:p>
          </table:table-cell>
          <table:table-cell table:style-name="ce44" table:formula="of:=[$'Budget Sheet'.C9]" office:value-type="date" office:date-value="2023-05-02">
            <text:p>02/05/2023</text:p>
          </table:table-cell>
          <table:table-cell table:style-name="ce42" table:formula="of:=[$'Budget Sheet'.D9]" office:value-type="string" office:string-value="EC12513243 ">
            <text:p>EC12513243 </text:p>
          </table:table-cell>
          <table:table-cell table:style-name="ce45" table:formula="of:=[$'Budget Sheet'.E9]" office:value-type="float" office:value="1396.15">
            <text:p>1,396.15 </text:p>
          </table:table-cell>
          <table:table-cell table:style-name="ce45" table:formula="of:=[$'Budget Sheet'.$C$4]" office:value-type="float" office:value="7404.46">
            <text:p>7,404.46 </text:p>
          </table:table-cell>
          <table:table-cell table:number-columns-repeated="1018"/>
        </table:table-row>
        <table:table-row table:style-name="ro1">
          <table:table-cell table:style-name="ce42" table:formula="of:=[$'Budget Sheet'.$C$2]" office:value-type="string" office:string-value="Waterfield house">
            <text:p>Waterfield house</text:p>
          </table:table-cell>
          <table:table-cell table:style-name="ce42" table:formula="of:=[$'Budget Sheet'.B10]" office:value-type="string" office:string-value="Brakes">
            <text:p>Brakes</text:p>
          </table:table-cell>
          <table:table-cell table:style-name="ce44" table:formula="of:=[$'Budget Sheet'.C10]" office:value-type="date" office:date-value="2023-05-05">
            <text:p>05/05/2023</text:p>
          </table:table-cell>
          <table:table-cell table:style-name="ce42" table:formula="of:=[$'Budget Sheet'.D10]" office:value-type="string" office:string-value="EC12577518">
            <text:p>EC12577518</text:p>
          </table:table-cell>
          <table:table-cell table:style-name="ce46" table:formula="of:=[$'Budget Sheet'.E10]" office:value-type="float" office:value="349.1">
            <text:p>349.10 </text:p>
          </table:table-cell>
          <table:table-cell table:style-name="ce46" table:formula="of:=[$'Budget Sheet'.$C$4]" office:value-type="float" office:value="7404.46">
            <text:p>7,404.46 </text:p>
          </table:table-cell>
          <table:table-cell table:number-columns-repeated="1018"/>
        </table:table-row>
        <table:table-row table:style-name="ro1">
          <table:table-cell table:style-name="ce42" table:formula="of:=[$'Budget Sheet'.$C$2]" office:value-type="string" office:string-value="Waterfield house">
            <text:p>Waterfield house</text:p>
          </table:table-cell>
          <table:table-cell table:style-name="ce42" table:formula="of:=[$'Budget Sheet'.B11]" office:value-type="string" office:string-value="Brakes">
            <text:p>Brakes</text:p>
          </table:table-cell>
          <table:table-cell table:style-name="ce44" table:formula="of:=[$'Budget Sheet'.C11]" office:value-type="date" office:date-value="2023-05-09">
            <text:p>09/05/2023</text:p>
          </table:table-cell>
          <table:table-cell table:style-name="ce42" table:formula="of:=[$'Budget Sheet'.D11]" office:value-type="string" office:string-value="EC12593009">
            <text:p>EC12593009</text:p>
          </table:table-cell>
          <table:table-cell table:style-name="ce46" table:formula="of:=[$'Budget Sheet'.E11]" office:value-type="float" office:value="799.21">
            <text:p>799.21 </text:p>
          </table:table-cell>
          <table:table-cell table:style-name="ce46" table:formula="of:=[$'Budget Sheet'.$C$4]" office:value-type="float" office:value="7404.46">
            <text:p>7,404.46 </text:p>
          </table:table-cell>
          <table:table-cell table:number-columns-repeated="1018"/>
        </table:table-row>
        <table:table-row table:style-name="ro1">
          <table:table-cell table:style-name="ce42" table:formula="of:=[$'Budget Sheet'.$C$2]" office:value-type="string" office:string-value="Waterfield house">
            <text:p>Waterfield house</text:p>
          </table:table-cell>
          <table:table-cell table:style-name="ce42" table:formula="of:=[$'Budget Sheet'.B12]" office:value-type="string" office:string-value="Brakes">
            <text:p>Brakes</text:p>
          </table:table-cell>
          <table:table-cell table:style-name="ce44" table:formula="of:=[$'Budget Sheet'.C12]" office:value-type="date" office:date-value="2023-05-12">
            <text:p>12/05/2023</text:p>
          </table:table-cell>
          <table:table-cell table:style-name="ce42" table:formula="of:=[$'Budget Sheet'.D12]" office:value-type="string" office:string-value=" ">
            <text:p><text:s/></text:p>
          </table:table-cell>
          <table:table-cell table:style-name="ce46" table:formula="of:=[$'Budget Sheet'.E12]" office:value-type="float" office:value="250">
            <text:p>250.00 </text:p>
          </table:table-cell>
          <table:table-cell table:style-name="ce46" table:formula="of:=[$'Budget Sheet'.$C$4]" office:value-type="float" office:value="7404.46">
            <text:p>7,404.46 </text:p>
          </table:table-cell>
          <table:table-cell table:number-columns-repeated="1018"/>
        </table:table-row>
        <table:table-row table:style-name="ro1">
          <table:table-cell table:style-name="ce42" table:formula="of:=[$'Budget Sheet'.$C$2]" office:value-type="string" office:string-value="Waterfield house">
            <text:p>Waterfield house</text:p>
          </table:table-cell>
          <table:table-cell table:style-name="ce42" table:formula="of:=[$'Budget Sheet'.B13]" office:value-type="string" office:string-value="Brakes">
            <text:p>Brakes</text:p>
          </table:table-cell>
          <table:table-cell table:style-name="ce44" table:formula="of:=[$'Budget Sheet'.C13]" office:value-type="date" office:date-value="2023-05-16">
            <text:p>16/05/2023</text:p>
          </table:table-cell>
          <table:table-cell table:style-name="ce42" table:formula="of:=[$'Budget Sheet'.D13]" office:value-type="string" office:string-value=" ">
            <text:p><text:s/></text:p>
          </table:table-cell>
          <table:table-cell table:style-name="ce46" table:formula="of:=[$'Budget Sheet'.E13]" office:value-type="float" office:value="1370">
            <text:p>1,370.00 </text:p>
          </table:table-cell>
          <table:table-cell table:style-name="ce46" table:formula="of:=[$'Budget Sheet'.$C$4]" office:value-type="float" office:value="7404.46">
            <text:p>7,404.46 </text:p>
          </table:table-cell>
          <table:table-cell table:number-columns-repeated="1018"/>
        </table:table-row>
        <table:table-row table:style-name="ro1">
          <table:table-cell table:style-name="ce42" table:formula="of:=[$'Budget Sheet'.$C$2]" office:value-type="string" office:string-value="Waterfield house">
            <text:p>Waterfield house</text:p>
          </table:table-cell>
          <table:table-cell table:style-name="ce42" table:formula="of:=[$'Budget Sheet'.B14]" office:value-type="string" office:string-value="Brakes">
            <text:p>Brakes</text:p>
          </table:table-cell>
          <table:table-cell table:style-name="ce44" table:formula="of:=[$'Budget Sheet'.C14]" office:value-type="date" office:date-value="2023-05-19">
            <text:p>19/05/2023</text:p>
          </table:table-cell>
          <table:table-cell table:style-name="ce42" table:formula="of:=[$'Budget Sheet'.D14]" office:value-type="string" office:string-value=" ">
            <text:p><text:s/></text:p>
          </table:table-cell>
          <table:table-cell table:style-name="ce46" table:formula="of:=[$'Budget Sheet'.E14]" office:value-type="float" office:value="250">
            <text:p>250.00 </text:p>
          </table:table-cell>
          <table:table-cell table:style-name="ce46" table:formula="of:=[$'Budget Sheet'.$C$4]" office:value-type="float" office:value="7404.46">
            <text:p>7,404.46 </text:p>
          </table:table-cell>
          <table:table-cell table:number-columns-repeated="1018"/>
        </table:table-row>
        <table:table-row table:style-name="ro1">
          <table:table-cell table:style-name="ce42" table:formula="of:=[$'Budget Sheet'.$C$2]" office:value-type="string" office:string-value="Waterfield house">
            <text:p>Waterfield house</text:p>
          </table:table-cell>
          <table:table-cell table:style-name="ce42" table:formula="of:=[$'Budget Sheet'.B15]" office:value-type="string" office:string-value="Brakes">
            <text:p>Brakes</text:p>
          </table:table-cell>
          <table:table-cell table:style-name="ce44" table:formula="of:=[$'Budget Sheet'.C15]" office:value-type="date" office:date-value="2023-05-23">
            <text:p>23/05/2023</text:p>
          </table:table-cell>
          <table:table-cell table:style-name="ce42" table:formula="of:=[$'Budget Sheet'.D15]" office:value-type="string" office:string-value=" ">
            <text:p><text:s/></text:p>
          </table:table-cell>
          <table:table-cell table:style-name="ce46" table:formula="of:=[$'Budget Sheet'.E15]" office:value-type="float" office:value="1370">
            <text:p>1,370.00 </text:p>
          </table:table-cell>
          <table:table-cell table:style-name="ce46" table:formula="of:=[$'Budget Sheet'.$C$4]" office:value-type="float" office:value="7404.46">
            <text:p>7,404.46 </text:p>
          </table:table-cell>
          <table:table-cell table:number-columns-repeated="1018"/>
        </table:table-row>
        <table:table-row table:style-name="ro1">
          <table:table-cell table:style-name="ce42" table:formula="of:=[$'Budget Sheet'.$C$2]" office:value-type="string" office:string-value="Waterfield house">
            <text:p>Waterfield house</text:p>
          </table:table-cell>
          <table:table-cell table:style-name="ce42" table:formula="of:=[$'Budget Sheet'.B16]" office:value-type="string" office:string-value="Brakes">
            <text:p>Brakes</text:p>
          </table:table-cell>
          <table:table-cell table:style-name="ce44" table:formula="of:=[$'Budget Sheet'.C16]" office:value-type="date" office:date-value="2023-05-26">
            <text:p>26/05/2023</text:p>
          </table:table-cell>
          <table:table-cell table:style-name="ce42" table:formula="of:=[$'Budget Sheet'.D16]" office:value-type="string" office:string-value=" ">
            <text:p><text:s/></text:p>
          </table:table-cell>
          <table:table-cell table:style-name="ce46" table:formula="of:=[$'Budget Sheet'.E16]" office:value-type="float" office:value="250">
            <text:p>250.00 </text:p>
          </table:table-cell>
          <table:table-cell table:style-name="ce46" table:formula="of:=[$'Budget Sheet'.$C$4]" office:value-type="float" office:value="7404.46">
            <text:p>7,404.46 </text:p>
          </table:table-cell>
          <table:table-cell table:number-columns-repeated="1018"/>
        </table:table-row>
        <table:table-row table:style-name="ro1">
          <table:table-cell table:style-name="ce42" table:formula="of:=[$'Budget Sheet'.$C$2]" office:value-type="string" office:string-value="Waterfield house">
            <text:p>Waterfield house</text:p>
          </table:table-cell>
          <table:table-cell table:style-name="ce42" table:formula="of:=[$'Budget Sheet'.B17]" office:value-type="string" office:string-value="Brakes">
            <text:p>Brakes</text:p>
          </table:table-cell>
          <table:table-cell table:style-name="ce44" table:formula="of:=[$'Budget Sheet'.C17]" office:value-type="date" office:date-value="2023-05-30">
            <text:p>30/05/2023</text:p>
          </table:table-cell>
          <table:table-cell table:style-name="ce42" table:formula="of:=[$'Budget Sheet'.D17]" office:value-type="string" office:string-value=" ">
            <text:p><text:s/></text:p>
          </table:table-cell>
          <table:table-cell table:style-name="ce46" table:formula="of:=[$'Budget Sheet'.E17]" office:value-type="float" office:value="1370">
            <text:p>1,370.00 </text:p>
          </table:table-cell>
          <table:table-cell table:style-name="ce46" table:formula="of:=[$'Budget Sheet'.$C$4]" office:value-type="float" office:value="7404.46">
            <text:p>7,404.46 </text:p>
          </table:table-cell>
          <table:table-cell table:number-columns-repeated="1018"/>
        </table:table-row>
        <table:table-row table:style-name="ro1">
          <table:table-cell table:style-name="ce42" table:formula="of:=[$'Budget Sheet'.$C$2]" office:value-type="string" office:string-value="Waterfield house">
            <text:p>Waterfield house</text:p>
          </table:table-cell>
          <table:table-cell table:style-name="ce42" table:formula="of:=[$'Budget Sheet'.B18]" office:value-type="string" office:string-value=" ">
            <text:p><text:s/></text:p>
          </table:table-cell>
          <table:table-cell table:style-name="ce44" table:formula="of:=[$'Budget Sheet'.C18]" office:value-type="date" office:date-value="1899-12-30">
            <text:p>30/12/1899</text:p>
          </table:table-cell>
          <table:table-cell table:style-name="ce42" table:formula="of:=[$'Budget Sheet'.D18]" office:value-type="float" office:value="0">
            <text:p>0</text:p>
          </table:table-cell>
          <table:table-cell table:style-name="ce46" table:formula="of:=[$'Budget Sheet'.E18]" office:value-type="string" office:string-value=" ">
            <text:p><text:s/></text:p>
          </table:table-cell>
          <table:table-cell table:style-name="ce46" table:formula="of:=[$'Budget Sheet'.$C$4]" office:value-type="float" office:value="7404.46">
            <text:p>7,404.46 </text:p>
          </table:table-cell>
          <table:table-cell table:number-columns-repeated="1018"/>
        </table:table-row>
        <table:table-row table:style-name="ro1">
          <table:table-cell table:style-name="ce42" table:formula="of:=[$'Budget Sheet'.$C$2]" office:value-type="string" office:string-value="Waterfield house">
            <text:p>Waterfield house</text:p>
          </table:table-cell>
          <table:table-cell table:style-name="ce42" table:formula="of:=[$'Budget Sheet'.B19]" office:value-type="float" office:value="0">
            <text:p>0</text:p>
          </table:table-cell>
          <table:table-cell table:style-name="ce44" table:formula="of:=[$'Budget Sheet'.C19]" office:value-type="date" office:date-value="1899-12-30">
            <text:p>30/12/1899</text:p>
          </table:table-cell>
          <table:table-cell table:style-name="ce42" table:formula="of:=[$'Budget Sheet'.D19]" office:value-type="float" office:value="0">
            <text:p>0</text:p>
          </table:table-cell>
          <table:table-cell table:style-name="ce46" table:formula="of:=[$'Budget Sheet'.E19]" office:value-type="float" office:value="0">
            <text:p>0.00 </text:p>
          </table:table-cell>
          <table:table-cell table:style-name="ce46" table:formula="of:=[$'Budget Sheet'.$C$4]" office:value-type="float" office:value="7404.46">
            <text:p>7,404.46 </text:p>
          </table:table-cell>
          <table:table-cell table:number-columns-repeated="1018"/>
        </table:table-row>
        <table:table-row table:style-name="ro1">
          <table:table-cell table:style-name="ce42" table:formula="of:=[$'Budget Sheet'.$C$2]" office:value-type="string" office:string-value="Waterfield house">
            <text:p>Waterfield house</text:p>
          </table:table-cell>
          <table:table-cell table:style-name="ce42" table:formula="of:=[$'Budget Sheet'.B20]" office:value-type="float" office:value="0">
            <text:p>0</text:p>
          </table:table-cell>
          <table:table-cell table:style-name="ce44" table:formula="of:=[$'Budget Sheet'.C20]" office:value-type="date" office:date-value="1899-12-30">
            <text:p>30/12/1899</text:p>
          </table:table-cell>
          <table:table-cell table:style-name="ce42" table:formula="of:=[$'Budget Sheet'.D20]" office:value-type="float" office:value="0">
            <text:p>0</text:p>
          </table:table-cell>
          <table:table-cell table:style-name="ce46" table:formula="of:=[$'Budget Sheet'.E20]" office:value-type="float" office:value="0">
            <text:p>0.00 </text:p>
          </table:table-cell>
          <table:table-cell table:style-name="ce46" table:formula="of:=[$'Budget Sheet'.$C$4]" office:value-type="float" office:value="7404.46">
            <text:p>7,404.46 </text:p>
          </table:table-cell>
          <table:table-cell table:number-columns-repeated="1018"/>
        </table:table-row>
        <table:table-row table:style-name="ro1">
          <table:table-cell table:style-name="ce42" table:formula="of:=[$'Budget Sheet'.$C$2]" office:value-type="string" office:string-value="Waterfield house">
            <text:p>Waterfield house</text:p>
          </table:table-cell>
          <table:table-cell table:style-name="ce42" table:formula="of:=[$'Budget Sheet'.B21]" office:value-type="float" office:value="0">
            <text:p>0</text:p>
          </table:table-cell>
          <table:table-cell table:style-name="ce44" table:formula="of:=[$'Budget Sheet'.C21]" office:value-type="date" office:date-value="1899-12-30">
            <text:p>30/12/1899</text:p>
          </table:table-cell>
          <table:table-cell table:style-name="ce42" table:formula="of:=[$'Budget Sheet'.D21]" office:value-type="float" office:value="0">
            <text:p>0</text:p>
          </table:table-cell>
          <table:table-cell table:style-name="ce46" table:formula="of:=[$'Budget Sheet'.E21]" office:value-type="string" office:string-value=" ">
            <text:p><text:s/></text:p>
          </table:table-cell>
          <table:table-cell table:style-name="ce46" table:formula="of:=[$'Budget Sheet'.$C$4]" office:value-type="float" office:value="7404.46">
            <text:p>7,404.46 </text:p>
          </table:table-cell>
          <table:table-cell table:number-columns-repeated="1018"/>
        </table:table-row>
        <table:table-row table:style-name="ro1">
          <table:table-cell table:style-name="ce42" table:formula="of:=[$'Budget Sheet'.$C$2]" office:value-type="string" office:string-value="Waterfield house">
            <text:p>Waterfield house</text:p>
          </table:table-cell>
          <table:table-cell table:style-name="ce42" table:formula="of:=[$'Budget Sheet'.B22]" office:value-type="float" office:value="0">
            <text:p>0</text:p>
          </table:table-cell>
          <table:table-cell table:style-name="ce44" table:formula="of:=[$'Budget Sheet'.C22]" office:value-type="date" office:date-value="1899-12-30">
            <text:p>30/12/1899</text:p>
          </table:table-cell>
          <table:table-cell table:style-name="ce42" table:formula="of:=[$'Budget Sheet'.D22]" office:value-type="float" office:value="0">
            <text:p>0</text:p>
          </table:table-cell>
          <table:table-cell table:style-name="ce46" table:formula="of:=[$'Budget Sheet'.E22]" office:value-type="float" office:value="0">
            <text:p>0.00 </text:p>
          </table:table-cell>
          <table:table-cell table:style-name="ce46" table:formula="of:=[$'Budget Sheet'.$C$4]" office:value-type="float" office:value="7404.46">
            <text:p>7,404.46 </text:p>
          </table:table-cell>
          <table:table-cell table:number-columns-repeated="1018"/>
        </table:table-row>
        <table:table-row table:style-name="ro1">
          <table:table-cell table:style-name="ce42" table:formula="of:=[$'Budget Sheet'.$C$2]" office:value-type="string" office:string-value="Waterfield house">
            <text:p>Waterfield house</text:p>
          </table:table-cell>
          <table:table-cell table:style-name="ce42" table:formula="of:=[$'Budget Sheet'.B23]" office:value-type="float" office:value="0">
            <text:p>0</text:p>
          </table:table-cell>
          <table:table-cell table:style-name="ce42"/>
          <table:table-cell table:style-name="ce42" table:formula="of:=[$'Budget Sheet'.D23]" office:value-type="float" office:value="0">
            <text:p>0</text:p>
          </table:table-cell>
          <table:table-cell table:style-name="ce46" table:formula="of:=[$'Budget Sheet'.E23]" office:value-type="float" office:value="0">
            <text:p>0.00 </text:p>
          </table:table-cell>
          <table:table-cell table:style-name="ce46" table:formula="of:=[$'Budget Sheet'.$C$4]" office:value-type="float" office:value="7404.46">
            <text:p>7,404.46 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Workings" table:style-name="ta3" table:print="false">
        <table:table-column table:style-name="co10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office:value-type="string">
            <text:p>Home Name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Alexandra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Ashwood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ennett Lodge 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lackthorn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acebridg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amwell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aywood Garden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ewster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oomhill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aldwell Gran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arolyne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arrickfergus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halkwell Gran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helmunds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herry Tree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ity View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laridge Plac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rowstone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astham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lizabeth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ve Bell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velyn May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Four Acre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Frank Foster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Glenabbey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Graysford Hall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Greenbank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Heron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Highview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Humfrey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Ivy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Jubile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Kathryn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Kintullagh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ancaster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aureat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eatherland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eawood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iberty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ganberry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ngvie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w Furlong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wer Meado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delayn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delayne Court (NI)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gherafelt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un Vie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eadow Vie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emory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ill House Nursing Hom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ulberry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ak Tree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ldfield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rchard Blyth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rchard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Parkview (Warwick)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Parkview (Witham)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edbond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os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osedal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owena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Silvanna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St Michaels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Stafford Hall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Tallis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The Belmon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The Gran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aterfield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eavers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estwood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hitecrof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llow Grov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ndl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ndmill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sden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oodbury Court</text:p>
          </table:table-cell>
          <table:table-cell table:number-columns-repeated="102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Budget Sheet'.$A$1" table:cell-range-address="$Workings.$A$1:.$A$77"/>
        </table:named-expressions>
      </table:table>
      <table:named-expressions/>
      <table:database-ranges>
        <table:database-range table:name="_xlnm._FilterDatabase" table:target-range-address="Workings.A1:Workings.A7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cm" fo:margin-bottom="0.4cm" fo:margin-left="0cm" fo:margin-right="0cm" style:print-page-order="ttb" style:first-page-number="continue" style:scale-to="73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4">04/05/2023</text:date>, <text:time>17:4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dget_20_Sheet" style:display-name="PageStyle_Budget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Dump" style:display-name="PageStyle_Data Du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orkings" style:display-name="PageStyle_Working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5-04T17:49:32.88</dc:date>
    <meta:generator>OpenOffice/4.1.13$Win32 OpenOffice.org_project/4113m1$Build-9810</meta:generator>
    <meta:editing-duration>P5DT10H21M38S</meta:editing-duration>
    <meta:editing-cycles>8</meta:editing-cycles>
    <meta:document-statistic meta:table-count="3" meta:cell-count="247" meta:object-count="0"/>
  </office:meta>
</office:document-meta>
</file>